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Courier New" fo:font-size="9pt" style:font-size-asian="9pt"/>
    </style:style>
    <style:style style:name="T2" style:family="text">
      <style:text-properties style:font-name="Courier New" fo:font-size="9pt" fo:background-color="#cfe6ff" loext:char-shading-value="0" style:font-size-asian="9pt"/>
    </style:style>
    <style:style style:name="T3" style:family="text">
      <style:text-properties fo:color="#ff3333" style:font-name="Courier New" fo:font-size="9pt" fo:background-color="#cfe6ff" loext:char-shading-value="0" style:font-size-asian="9pt"/>
    </style:style>
    <style:style style:name="T4" style:family="text">
      <style:text-properties fo:color="#ff3333" style:font-name="Courier New" fo:font-size="9pt" style:font-size-asian="9pt"/>
    </style:style>
    <style:style style:name="T5" style:family="text">
      <style:text-properties fo:color="#ff0000" style:font-name="Courier New" fo:font-size="9pt" fo:background-color="#cfe6ff" loext:char-shading-value="0" style:font-size-asian="9pt"/>
    </style:style>
    <style:style style:name="T6" style:family="text">
      <style:text-properties fo:color="#ff0000" style:font-name="Courier New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ouse <text:s text:c="15"/>mus_musculus: 4:118187691 </text:span><text:span text:style-name="T2">C</text:span><text:span text:style-name="T1">C</text:span><text:span text:style-name="T2">TTCCCT</text:span><text:span text:style-name="T1">C</text:span><text:span text:style-name="T2">CCT</text:span><text:span text:style-name="T1">T</text:span><text:span text:style-name="T2">C</text:span><text:span text:style-name="T1">T</text:span><text:span text:style-name="T2">T</text:span><text:span text:style-name="T1">T</text:span><text:span text:style-name="T2">CCTTCCTTCTT</text:span><text:span text:style-name="T1">CCTCTT</text:span><text:span text:style-name="T2">TCTT</text:span><text:span text:style-name="T1">TT</text:span><text:span text:style-name="T2">TT</text:span><text:span text:style-name="T1">G</text:span><text:span text:style-name="T2">TT</text:span><text:span text:style-name="T1"> <text:s text:c="8"/>mus_musculus: 4:118187735</text:span></text:p>
      <text:p text:style-name="Standard"><text:span text:style-name="T1">Prairie vole microtus_ochrogaster: <text:s/>JH996499.1:1736051 </text:span><text:span text:style-name="T2">C</text:span><text:span text:style-name="T1">T</text:span><text:span text:style-name="T2">TTCCCT</text:span><text:span text:style-name="T1">T</text:span><text:span text:style-name="T2">CCT</text:span><text:span text:style-name="T1">C</text:span><text:span text:style-name="T2">C</text:span><text:span text:style-name="T1">C</text:span><text:span text:style-name="T2">T</text:span><text:span text:style-name="T1">C</text:span><text:span text:style-name="T2">CCTTCCTTCTT</text:span><text:span text:style-name="T1">‑‑‑‑‑‑</text:span><text:span text:style-name="T2">TCTT</text:span><text:span text:style-name="T1">CC</text:span><text:span text:style-name="T2">TT</text:span><text:span text:style-name="T1">C</text:span><text:span text:style-name="T2">TT</text:span><text:span text:style-name="T1"> microtus_ochrogaster: <text:s/>JH996499.1:1736089</text:span></text:p>
      <text:p text:style-name="P1"/>
      <text:p text:style-name="Standard"><text:span text:style-name="T1">Mouse <text:s text:c="15"/>mus_musculus: 4:118187736 </text:span><text:span text:style-name="T2">G</text:span><text:span text:style-name="T1">T</text:span><text:span text:style-name="T2">ACTGGCAA</text:span><text:span text:style-name="T1">C</text:span><text:span text:style-name="T2">TAAA</text:span><text:span text:style-name="T1">T</text:span><text:span text:style-name="T2">CC</text:span><text:span text:style-name="T1">G</text:span><text:span text:style-name="T2">GG</text:span><text:span text:style-name="T1">GAA</text:span><text:span text:style-name="T2">CTCAT</text:span><text:span text:style-name="T1">G</text:span><text:span text:style-name="T2">C</text:span><text:span text:style-name="T1">A</text:span><text:span text:style-name="T2">TG</text:span><text:span text:style-name="T1">C</text:span><text:span text:style-name="T2">TGGC</text:span><text:span text:style-name="T1">TA</text:span><text:span text:style-name="T2">AG</text:span><text:span text:style-name="T1">‑</text:span><text:span text:style-name="T2">G</text:span><text:span text:style-name="T1"> <text:s text:c="8"/>mus_musculus: 4:118187779</text:span></text:p>
      <text:p text:style-name="Standard"><text:span text:style-name="T1">Prairie vole microtus_ochrogaster: <text:s/>JH996499.1:1736090 </text:span><text:span text:style-name="T2">G</text:span><text:span text:style-name="T1">C</text:span><text:span text:style-name="T2">ACTGGCAA</text:span><text:span text:style-name="T1">T</text:span><text:span text:style-name="T2">TAAA</text:span><text:span text:style-name="T1">C</text:span><text:span text:style-name="T2">CC</text:span><text:span text:style-name="T1">A</text:span><text:span text:style-name="T2">GG</text:span><text:span text:style-name="T1">‑CT</text:span><text:span text:style-name="T2">CTCAT</text:span><text:span text:style-name="T1">A</text:span><text:span text:style-name="T2">C</text:span><text:span text:style-name="T1">C</text:span><text:span text:style-name="T2">TG</text:span><text:span text:style-name="T1">A</text:span><text:span text:style-name="T2">TGGC</text:span><text:span text:style-name="T1">CG</text:span><text:span text:style-name="T2">AG</text:span><text:span text:style-name="T1">T</text:span><text:span text:style-name="T2">G</text:span><text:span text:style-name="T1"> microtus_ochrogaster: <text:s/>JH996499.1:1736133</text:span></text:p>
      <text:p text:style-name="P1"/>
      <text:p text:style-name="Standard"><text:span text:style-name="T1">Mouse <text:s text:c="15"/>mus_musculus: 4:118187780 C</text:span><text:span text:style-name="T2">TCTACCAC</text:span><text:span text:style-name="T1">C</text:span><text:span text:style-name="T2">GAGCTA</text:span><text:span text:style-name="T1">AG</text:span><text:span text:style-name="T2">A</text:span><text:span text:style-name="T1">AC</text:span><text:span text:style-name="T2">C</text:span><text:span text:style-name="T1">A</text:span><text:span text:style-name="T2">AG</text:span><text:span text:style-name="T1">G</text:span><text:span text:style-name="T2">CCTTT</text:span><text:span text:style-name="T1">TT</text:span><text:span text:style-name="T2">CA</text:span><text:span text:style-name="T1">GA</text:span><text:span text:style-name="T2">GATTT</text:span><text:span text:style-name="T1">C</text:span><text:span text:style-name="T2">CA</text:span><text:span text:style-name="T1"> <text:s text:c="8"/>mus_musculus: 4:118187824</text:span></text:p>
      <text:p text:style-name="Standard"><text:span text:style-name="T1">Prairie vole microtus_ochrogaster: <text:s/>JH996499.1:1736134 T</text:span><text:span text:style-name="T2">TCTACCAC</text:span><text:span text:style-name="T1">T</text:span><text:span text:style-name="T2">GAGCTA</text:span><text:span text:style-name="T1">GT</text:span><text:span text:style-name="T2">A</text:span><text:span text:style-name="T1">CT</text:span><text:span text:style-name="T2">C</text:span><text:span text:style-name="T1">C</text:span><text:span text:style-name="T2">AG</text:span><text:span text:style-name="T1">C</text:span><text:span text:style-name="T2">CCTTT</text:span><text:span text:style-name="T1">‑‑</text:span><text:span text:style-name="T2">CA</text:span><text:span text:style-name="T1">TT</text:span><text:span text:style-name="T2">GATTT</text:span><text:span text:style-name="T1">T</text:span><text:span text:style-name="T2">CA</text:span><text:span text:style-name="T1"> microtus_ochrogaster: <text:s/>JH996499.1:1736176</text:span></text:p>
      <text:p text:style-name="P1"/>
      <text:p text:style-name="Standard"><text:span text:style-name="T1">Mouse <text:s text:c="15"/>mus_musculus: 4:118187825 </text:span><text:span text:style-name="T2">A</text:span><text:span text:style-name="T1">A</text:span><text:span text:style-name="T2">AT</text:span><text:span text:style-name="T1">AC</text:span><text:span text:style-name="T2">TTTTG</text:span><text:span text:style-name="T1">T</text:span><text:span text:style-name="T2">TACAA</text:span><text:span text:style-name="T1">TGTGACAA</text:span><text:span text:style-name="T2">AG</text:span><text:span text:style-name="T1">A</text:span><text:span text:style-name="T5">TCTCTA</text:span><text:span text:style-name="T6">C</text:span><text:span text:style-name="T5">GA</text:span><text:span text:style-name="T6">A</text:span><text:span text:style-name="T5">G</text:span><text:span text:style-name="T6">T</text:span><text:span text:style-name="T5">C</text:span><text:span text:style-name="T6">C</text:span><text:span text:style-name="T5">T</text:span><text:span text:style-name="T6">T</text:span><text:span text:style-name="T5">T</text:span><text:span text:style-name="T1"> <text:s text:c="8"/>mus_musculus: 4:118187869</text:span></text:p>
      <text:p text:style-name="Standard"><text:span text:style-name="T1">Prairie vole microtus_ochrogaster: <text:s/>JH996499.1:1736177 </text:span><text:span text:style-name="T2">A</text:span><text:span text:style-name="T1">G</text:span><text:span text:style-name="T2">AT</text:span><text:span text:style-name="T1">TG</text:span><text:span text:style-name="T2">TTTTG</text:span><text:span text:style-name="T1">C</text:span><text:span text:style-name="T2">TACAA</text:span><text:span text:style-name="T1">‑‑‑‑‑‑‑‑</text:span><text:span text:style-name="T2">AG</text:span><text:span text:style-name="T1">G</text:span><text:span text:style-name="T2">TCTCTA</text:span><text:span text:style-name="T1">A</text:span><text:span text:style-name="T2">GA</text:span><text:span text:style-name="T1">G</text:span><text:span text:style-name="T2">G</text:span><text:span text:style-name="T1">C</text:span><text:span text:style-name="T2">C</text:span><text:span text:style-name="T1">A</text:span><text:span text:style-name="T2">T</text:span><text:span text:style-name="T1">A</text:span><text:span text:style-name="T2">T</text:span><text:span text:style-name="T1"> microtus_ochrogaster: <text:s/>JH996499.1:1736213</text:span></text:p>
      <text:p text:style-name="P1"/>
      <text:p text:style-name="Standard"><text:span text:style-name="T1">Mouse <text:s text:c="15"/>mus_musculus: 4:118187870 </text:span><text:span text:style-name="T5">G</text:span><text:span text:style-name="T6">T</text:span><text:span text:style-name="T5">C</text:span><text:span text:style-name="T6">G</text:span><text:span text:style-name="T5">GGGCCTCT</text:span><text:span text:style-name="T6">T</text:span><text:span text:style-name="T5">GGA</text:span><text:span text:style-name="T6">AT</text:span><text:span text:style-name="T5">ACTG</text:span><text:span text:style-name="T6">T</text:span><text:span text:style-name="T5">TCC</text:span><text:span text:style-name="T6">T</text:span><text:span text:style-name="T5">TTAT</text:span><text:span text:style-name="T6">CC</text:span><text:span text:style-name="T5">CA</text:span><text:span text:style-name="T6">G</text:span><text:span text:style-name="T5">TGT</text:span><text:span text:style-name="T6">A</text:span><text:span text:style-name="T5">TTG</text:span><text:span text:style-name="T6">GA</text:span><text:span text:style-name="T1"> <text:s text:c="8"/>mus_musculus: 4:118187914</text:span></text:p>
      <text:p text:style-name="Standard"><text:span text:style-name="T1">Prairie vole microtus_ochrogaster: <text:s/>JH996499.1:1736214 </text:span><text:span text:style-name="T2">G</text:span><text:span text:style-name="T1">C</text:span><text:span text:style-name="T2">C</text:span><text:span text:style-name="T1">A</text:span><text:span text:style-name="T2">GGGCCTCT</text:span><text:span text:style-name="T1">G</text:span><text:span text:style-name="T2">GGA</text:span><text:span text:style-name="T1">GC</text:span><text:span text:style-name="T2">ACTG</text:span><text:span text:style-name="T1">C</text:span><text:span text:style-name="T2">TCC</text:span><text:span text:style-name="T1">A</text:span><text:span text:style-name="T2">TTAT</text:span><text:span text:style-name="T1">GT</text:span><text:span text:style-name="T2">CA</text:span><text:span text:style-name="T1">C</text:span><text:span text:style-name="T2">TGT</text:span><text:span text:style-name="T1">G</text:span><text:span text:style-name="T2">TTG</text:span><text:span text:style-name="T1">AT microtus_ochrogaster: <text:s/>JH996499.1:1736258</text:span></text:p>
      <text:p text:style-name="P1"/>
      <text:p text:style-name="Standard"><text:span text:style-name="T1">Mouse <text:s text:c="15"/>mus_musculus: 4:118187915 </text:span><text:span text:style-name="T5">GG</text:span><text:span text:style-name="T6">AA</text:span><text:span text:style-name="T5">G</text:span><text:span text:style-name="T6">G</text:span><text:span text:style-name="T5">G</text:span><text:span text:style-name="T2">TG</text:span><text:span text:style-name="T1">G</text:span><text:span text:style-name="T2">G</text:span><text:span text:style-name="T1">A</text:span><text:span text:style-name="T2">G</text:span><text:span text:style-name="T1">A</text:span><text:span text:style-name="T2">G</text:span><text:span text:style-name="T1">GTGGAGGATAGG</text:span><text:span text:style-name="T2">G</text:span><text:span text:style-name="T1">GA</text:span><text:span text:style-name="T2">T</text:span><text:span text:style-name="T1">AG</text:span><text:span text:style-name="T2">G</text:span><text:span text:style-name="T1">G</text:span><text:span text:style-name="T2">GTG</text:span><text:span text:style-name="T1">ATG</text:span><text:span text:style-name="T2">GTG</text:span><text:span text:style-name="T1">‑ <text:s text:c="8"/>mus_musculus: 4:118187958</text:span></text:p>
      <text:p text:style-name="Standard"><text:span text:style-name="T1">Prairie vole microtus_ochrogaster: <text:s/>JH996499.1:1736259 </text:span><text:span text:style-name="T2">GG</text:span><text:span text:style-name="T1">CG</text:span><text:span text:style-name="T2">G</text:span><text:span text:style-name="T1">T</text:span><text:span text:style-name="T2">GTG</text:span><text:span text:style-name="T1">T</text:span><text:span text:style-name="T2">G</text:span><text:span text:style-name="T1">T</text:span><text:span text:style-name="T2">G</text:span><text:span text:style-name="T1">T</text:span><text:span text:style-name="T2">G</text:span><text:span text:style-name="T1">T‑‑‑‑‑‑‑‑‑‑‑</text:span><text:span text:style-name="T2">G</text:span><text:span text:style-name="T1">TG</text:span><text:span text:style-name="T2">T</text:span><text:span text:style-name="T1">GT</text:span><text:span text:style-name="T2">G</text:span><text:span text:style-name="T1">T</text:span><text:span text:style-name="T2">GTG</text:span><text:span text:style-name="T1">TGT</text:span><text:span text:style-name="T2">GTG</text:span><text:span text:style-name="T1">T microtus_ochrogaster: <text:s/>JH996499.1:1736292</text:span></text:p>
      <text:p text:style-name="P1"/>
      <text:p text:style-name="Standard"><text:span text:style-name="T1">Mouse <text:s text:c="15"/>mus_musculus: 4:118187959 </text:span><text:span text:style-name="T2">G</text:span><text:span text:style-name="T1">A</text:span><text:span text:style-name="T2">G</text:span><text:span text:style-name="T1">A</text:span><text:span text:style-name="T2">GTGCTCCTT</text:span><text:span text:style-name="T1">C</text:span><text:span text:style-name="T2">TC</text:span><text:span text:style-name="T1">T</text:span><text:span text:style-name="T2">TGTTA</text:span><text:span text:style-name="T1">CT</text:span><text:span text:style-name="T2">T</text:span><text:span text:style-name="T1">TAAGGAGAG</text:span><text:span text:style-name="T2">CA</text:span><text:span text:style-name="T1">T</text:span><text:span text:style-name="T2">AAGTGT</text:span><text:span text:style-name="T1">G</text:span><text:span text:style-name="T2">T</text:span><text:span text:style-name="T1"> <text:s text:c="8"/>mus_musculus: 4:118188003</text:span></text:p>
      <text:p text:style-name="Standard"><text:span text:style-name="T1">Prairie vole microtus_ochrogaster: <text:s/>JH996499.1:1736293 </text:span><text:span text:style-name="T2">G</text:span><text:span text:style-name="T1">T</text:span><text:span text:style-name="T2">G</text:span><text:span text:style-name="T1">T</text:span><text:span text:style-name="T2">GTGCTCCTT</text:span><text:span text:style-name="T1">T</text:span><text:span text:style-name="T2">TC</text:span><text:span text:style-name="T1">C</text:span><text:span text:style-name="T2">TGTTA</text:span><text:span text:style-name="T1">TC</text:span><text:span text:style-name="T2">T</text:span><text:span text:style-name="T1">‑‑‑‑‑‑‑‑‑</text:span><text:span text:style-name="T2">CA</text:span><text:span text:style-name="T1">G</text:span><text:span text:style-name="T2">AAGTGT</text:span><text:span text:style-name="T1">A</text:span><text:span text:style-name="T2">T</text:span><text:span text:style-name="T1"> microtus_ochrogaster: <text:s/>JH996499.1:1736328</text:span></text:p>
      <text:p text:style-name="P1"/>
      <text:p text:style-name="Standard"><text:span text:style-name="T1">Mouse <text:s text:c="15"/>mus_musculus: 4:118188004 </text:span><text:span text:style-name="T2">CA</text:span><text:span text:style-name="T1">TT</text:span><text:span text:style-name="T2">CAGCAGACAG</text:span><text:span text:style-name="T1">A</text:span><text:span text:style-name="T2">CAAA</text:span><text:span text:style-name="T1">CA</text:span><text:span text:style-name="T2">G</text:span><text:span text:style-name="T1">C</text:span><text:span text:style-name="T2">CAA</text:span><text:span text:style-name="T1">CC</text:span><text:span text:style-name="T2">GTCCTCTC</text:span><text:span text:style-name="T1">T</text:span><text:span text:style-name="T2">TCTCACTT</text:span><text:span text:style-name="T1"> <text:s text:c="8"/>mus_musculus: 4:118188048</text:span></text:p>
      <text:p text:style-name="Standard"><text:span text:style-name="T1">Prairie vole microtus_ochrogaster: <text:s/>JH996499.1:1736329 </text:span><text:span text:style-name="T2">CA</text:span><text:span text:style-name="T1">C‑</text:span><text:span text:style-name="T2">CAGCAGACAG</text:span><text:span text:style-name="T1">G</text:span><text:span text:style-name="T2">CAAA</text:span><text:span text:style-name="T1">‑‑</text:span><text:span text:style-name="T2">G</text:span><text:span text:style-name="T1">T</text:span><text:span text:style-name="T2">CAA</text:span><text:span text:style-name="T1">TG</text:span><text:span text:style-name="T2">GTCCTCTC</text:span><text:span text:style-name="T1">C</text:span><text:span text:style-name="T2">TCTCACTT</text:span><text:span text:style-name="T1"> microtus_ochrogaster: <text:s/>JH996499.1:1736370</text:span></text:p>
      <text:p text:style-name="P1"/>
      <text:p text:style-name="Standard"><text:span text:style-name="T1">Mouse <text:s text:c="15"/>mus_musculus: 4:118188049 </text:span><text:span text:style-name="T2">T</text:span><text:span text:style-name="T1">C</text:span><text:span text:style-name="T2">CTGTAGAAAG</text:span><text:span text:style-name="T1">T</text:span><text:span text:style-name="T2">TGAGTCCCTTGA</text:span><text:span text:style-name="T1">A</text:span><text:span text:style-name="T2">TCTGGAGTGGCCCA</text:span><text:span text:style-name="T1">G</text:span><text:span text:style-name="T2">GAGG</text:span><text:span text:style-name="T1"> <text:s text:c="8"/>mus_musculus: 4:118188093</text:span></text:p>
      <text:p text:style-name="Standard"><text:span text:style-name="T1">Prairie vole microtus_ochrogaster: <text:s/>JH996499.1:1736371 </text:span><text:span text:style-name="T2">T</text:span><text:span text:style-name="T1">G</text:span><text:span text:style-name="T2">CTGTAGAAAG</text:span><text:span text:style-name="T1">C</text:span><text:span text:style-name="T2">TGAGTCCCTTGA</text:span><text:span text:style-name="T1">G</text:span><text:span text:style-name="T2">TCTGGAGTGGCCCA</text:span><text:span text:style-name="T1">A</text:span><text:span text:style-name="T2">GAGG</text:span><text:span text:style-name="T1"> microtus_ochrogaster: <text:s/>JH996499.1:1736415</text:span></text:p>
      <text:p text:style-name="P1"/>
      <text:p text:style-name="Standard"><text:span text:style-name="T1">Mouse <text:s text:c="15"/>mus_musculus: 4:118188094 </text:span><text:span text:style-name="T2">A</text:span><text:span text:style-name="T1">CCA</text:span><text:span text:style-name="T2">TT</text:span><text:span text:style-name="T1">T</text:span><text:span text:style-name="T2">CCAGGAATG</text:span><text:span text:style-name="T1">G</text:span><text:span text:style-name="T2">TTCA</text:span><text:span text:style-name="T1">G</text:span><text:span text:style-name="T2">ACT</text:span><text:span text:style-name="T1">G</text:span><text:span text:style-name="T2">GACT</text:span><text:span text:style-name="T1">C</text:span><text:span text:style-name="T2">TAAC</text:span><text:span text:style-name="T1">CCA</text:span><text:span text:style-name="T2">GCCTC</text:span><text:span text:style-name="T1">GT <text:s text:c="8"/>mus_musculus: 4:118188138</text:span></text:p>
      <text:p text:style-name="Standard"><text:span text:style-name="T1">Prairie vole microtus_ochrogaster: <text:s/>JH996499.1:1736416 </text:span><text:span text:style-name="T2">A</text:span><text:span text:style-name="T1">GT‑</text:span><text:span text:style-name="T2">TT</text:span><text:span text:style-name="T1">C</text:span><text:span text:style-name="T2">CCAGGAATG</text:span><text:span text:style-name="T1">T</text:span><text:span text:style-name="T2">TTCA</text:span><text:span text:style-name="T1">C</text:span><text:span text:style-name="T2">ACT</text:span><text:span text:style-name="T1">T</text:span><text:span text:style-name="T2">GACT</text:span><text:span text:style-name="T1">A</text:span><text:span text:style-name="T2">TAAC</text:span><text:span text:style-name="T1">TTG</text:span><text:span text:style-name="T2">GCCTC</text:span><text:span text:style-name="T1">‑‑ microtus_ochrogaster: <text:s/>JH996499.1:1736457</text:span></text:p>
      <text:p text:style-name="P1"/>
      <text:p text:style-name="Standard"><text:span text:style-name="T1">Mouse <text:s text:c="15"/>mus_musculus: 4:118188139 CTCC</text:span><text:span text:style-name="T2">TCTCTG</text:span><text:span text:style-name="T1">CG</text:span><text:span text:style-name="T2">GTGA</text:span><text:span text:style-name="T1">G</text:span><text:span text:style-name="T2">GACCAGG</text:span><text:span text:style-name="T1">C</text:span><text:span text:style-name="T2">AGGACAC</text:span><text:span text:style-name="T1">AG</text:span><text:span text:style-name="T2">CAGA</text:span><text:span text:style-name="T1">C</text:span><text:span text:style-name="T2">A</text:span><text:span text:style-name="T1">‑</text:span><text:span text:style-name="T2">GGGC</text:span><text:span text:style-name="T1"> <text:s text:c="8"/>mus_musculus: 4:118188182</text:span></text:p>
      <text:p text:style-name="Standard"><text:span text:style-name="T1">Prairie vole microtus_ochrogaster: <text:s/>JH996499.1:1736458 </text:span><text:soft-page-break/><text:span text:style-name="T1">‑‑‑T</text:span><text:span text:style-name="T2">TCTCTG</text:span><text:span text:style-name="T1">TC</text:span><text:span text:style-name="T2">GTGA</text:span><text:span text:style-name="T1">T</text:span><text:span text:style-name="T2">GACCAGG</text:span><text:span text:style-name="T1">A</text:span><text:span text:style-name="T2">AGGACAC</text:span><text:span text:style-name="T1">GA</text:span><text:span text:style-name="T2">CAGA</text:span><text:span text:style-name="T1">A</text:span><text:span text:style-name="T2">A</text:span><text:span text:style-name="T1">T</text:span><text:span text:style-name="T2">GGGC</text:span><text:span text:style-name="T1"> microtus_ochrogaster: <text:s/>JH996499.1:1736499</text:span></text:p>
      <text:p text:style-name="P1"/>
      <text:p text:style-name="Standard"><text:span text:style-name="T1">Mouse <text:s text:c="15"/>mus_musculus: 4:118188183 A</text:span><text:span text:style-name="T2">CATT</text:span><text:span text:style-name="T1">AC</text:span><text:span text:style-name="T2">GGGGTCAGGATTCAGCCTTCTTGACTGAC</text:span><text:span text:style-name="T1">TGTC</text:span><text:span text:style-name="T2">TC</text:span><text:span text:style-name="T1">A</text:span><text:span text:style-name="T2">GT</text:span><text:span text:style-name="T1"> <text:s text:c="8"/>mus_musculus: 4:118188227</text:span></text:p>
      <text:p text:style-name="Standard"><text:span text:style-name="T1">Prairie vole microtus_ochrogaster: <text:s/>JH996499.1:1736500 T</text:span><text:span text:style-name="T2">CATT</text:span><text:span text:style-name="T1">TA</text:span><text:span text:style-name="T2">GGGGTCAGGATTCAGCCTTCTTGACTGAC</text:span><text:span text:style-name="T1">ATCT</text:span><text:span text:style-name="T2">TC</text:span><text:span text:style-name="T1">C</text:span><text:span text:style-name="T2">GT</text:span><text:span text:style-name="T1"> microtus_ochrogaster: <text:s/>JH996499.1:1736544</text:span></text:p>
      <text:p text:style-name="P1"/>
      <text:p text:style-name="Standard"><text:span text:style-name="T1">Mouse <text:s text:c="15"/>mus_musculus: 4:118188228 </text:span><text:span text:style-name="T2">GCCTT</text:span><text:span text:style-name="T1">C</text:span><text:span text:style-name="T2">GAAAGCTGGTGTCT</text:span><text:span text:style-name="T1">GTC</text:span><text:span text:style-name="T2">AGCAGAG</text:span><text:span text:style-name="T1">A</text:span><text:span text:style-name="T2">CCATGGAG</text:span><text:span text:style-name="T1">‑</text:span><text:span text:style-name="T2">CAGTG</text:span><text:span text:style-name="T1"> <text:s text:c="8"/>mus_musculus: 4:118188271</text:span></text:p>
      <text:p text:style-name="Standard"><text:span text:style-name="T1">Prairie vole microtus_ochrogaster: <text:s/>JH996499.1:1736545 </text:span><text:span text:style-name="T2">GCCTT</text:span><text:span text:style-name="T1">A</text:span><text:span text:style-name="T2">GAAAGCTGGTGTCT</text:span><text:span text:style-name="T1">ACT</text:span><text:span text:style-name="T2">AGCAGAG</text:span><text:span text:style-name="T1">G</text:span><text:span text:style-name="T2">CCATGGAG</text:span><text:span text:style-name="T1">G</text:span><text:span text:style-name="T2">CAGTG</text:span><text:span text:style-name="T1"> microtus_ochrogaster: <text:s/>JH996499.1:1736589</text:span></text:p>
      <text:p text:style-name="P1"/>
      <text:p text:style-name="Standard"><text:span text:style-name="T1">Mouse <text:s text:c="15"/>mus_musculus: 4:118188272 </text:span><text:span text:style-name="T2">TG</text:span><text:span text:style-name="T1">GTCTA</text:span><text:span text:style-name="T2">GGTTA</text:span><text:span text:style-name="T1">T</text:span><text:span text:style-name="T2">A</text:span><text:span text:style-name="T1">CAG</text:span><text:span text:style-name="T2">CC</text:span><text:span text:style-name="T1">A</text:span><text:span text:style-name="T2">G</text:span><text:span text:style-name="T1">AT</text:span><text:span text:style-name="T2">G</text:span><text:span text:style-name="T1">C</text:span><text:span text:style-name="T2">CA</text:span><text:span text:style-name="T1">C</text:span><text:span text:style-name="T2">ACCTCAGG</text:span><text:span text:style-name="T1">GCTA</text:span><text:span text:style-name="T2">GCTT</text:span><text:span text:style-name="T1">C <text:s text:c="8"/>mus_musculus: 4:118188316</text:span></text:p>
      <text:p text:style-name="Standard"><text:span text:style-name="T1">Prairie vole microtus_ochrogaster: <text:s/>JH996499.1:1736590 </text:span><text:span text:style-name="T2">TG</text:span><text:span text:style-name="T1">T‑‑‑‑</text:span><text:span text:style-name="T2">GGTTA</text:span><text:span text:style-name="T1">G</text:span><text:span text:style-name="T2">A</text:span><text:span text:style-name="T1">TGC</text:span><text:span text:style-name="T2">CC</text:span><text:span text:style-name="T1">T</text:span><text:span text:style-name="T2">G</text:span><text:span text:style-name="T1">‑‑</text:span><text:span text:style-name="T2">G</text:span><text:span text:style-name="T1">T</text:span><text:span text:style-name="T2">CA</text:span><text:span text:style-name="T1">A</text:span><text:span text:style-name="T2">ACCTCAGG</text:span><text:span text:style-name="T1">TTGC</text:span><text:span text:style-name="T2">GCTT</text:span><text:span text:style-name="T1">T microtus_ochrogaster: <text:s/>JH996499.1:1736628</text:span></text:p>
      <text:p text:style-name="P1"/>
      <text:p text:style-name="Standard"><text:span text:style-name="T1">Mouse <text:s text:c="15"/>mus_musculus: 4:118188317 </text:span><text:span text:style-name="T2">T</text:span><text:span text:style-name="T1">T</text:span><text:span text:style-name="T2">TA</text:span><text:span text:style-name="T1">A</text:span><text:span text:style-name="T2">G</text:span><text:span text:style-name="T1">C</text:span><text:span text:style-name="T2">T</text:span><text:span text:style-name="T1">G</text:span><text:span text:style-name="T2">TCTCT</text:span><text:span text:style-name="T1">C</text:span><text:span text:style-name="T2">CA</text:span><text:span text:style-name="T1">GG</text:span><text:span text:style-name="T2">G</text:span><text:span text:style-name="T1">A</text:span><text:span text:style-name="T2">AGTCCTT</text:span><text:span text:style-name="T1">CA</text:span><text:span text:style-name="T2">T</text:span><text:span text:style-name="T1">CA</text:span><text:span text:style-name="T2">TG</text:span><text:span text:style-name="T1">T</text:span><text:span text:style-name="T2">TGGGTC</text:span><text:span text:style-name="T1">T</text:span><text:span text:style-name="T2">T</text:span><text:span text:style-name="T1">A <text:s text:c="8"/>mus_musculus: 4:118188361</text:span></text:p>
      <text:p text:style-name="Standard"><text:span text:style-name="T1">Prairie vole microtus_ochrogaster: <text:s/>JH996499.1:1736629 </text:span><text:span text:style-name="T2">T</text:span><text:span text:style-name="T1">C</text:span><text:span text:style-name="T2">TA</text:span><text:span text:style-name="T1">T</text:span><text:span text:style-name="T2">G</text:span><text:span text:style-name="T1">‑</text:span><text:span text:style-name="T2">T</text:span><text:span text:style-name="T1">A</text:span><text:span text:style-name="T2">TCTCT</text:span><text:span text:style-name="T1">A</text:span><text:span text:style-name="T2">CA</text:span><text:span text:style-name="T1">AA</text:span><text:span text:style-name="T2">G</text:span><text:span text:style-name="T1">G</text:span><text:span text:style-name="T2">AGTCCTT</text:span><text:span text:style-name="T1">AT</text:span><text:span text:style-name="T2">T</text:span><text:span text:style-name="T1">GG</text:span><text:span text:style-name="T2">TG</text:span><text:span text:style-name="T1">C</text:span><text:span text:style-name="T2">TGGGTC</text:span><text:span text:style-name="T1">C</text:span><text:span text:style-name="T2">T</text:span><text:span text:style-name="T1">G microtus_ochrogaster: <text:s/>JH996499.1:1736672</text:span></text:p>
      <text:p text:style-name="P1"/>
      <text:p text:style-name="Standard"><text:span text:style-name="T1">Mouse <text:s text:c="15"/>mus_musculus: 4:118188362 </text:span><text:span text:style-name="T2">GCTG</text:span><text:span text:style-name="T1">T</text:span><text:span text:style-name="T2">CTTCCCTGTG</text:span><text:span text:style-name="T1">C</text:span><text:span text:style-name="T2">GGTAT</text:span><text:span text:style-name="T1">G</text:span><text:span text:style-name="T2">A</text:span><text:span text:style-name="T1">‑‑‑‑‑‑‑‑‑‑‑‑</text:span><text:span text:style-name="T2">ATCAA</text:span><text:span text:style-name="T1">GT</text:span><text:span text:style-name="T2">T</text:span><text:span text:style-name="T1">C</text:span><text:span text:style-name="T2">T</text:span><text:span text:style-name="T1"> <text:s text:c="8"/>mus_musculus: 4:118188394</text:span></text:p>
      <text:p text:style-name="Standard"><text:span text:style-name="T1">Prairie vole microtus_ochrogaster: <text:s/>JH996499.1:1736673 </text:span><text:span text:style-name="T2">GCTG</text:span><text:span text:style-name="T1">C</text:span><text:span text:style-name="T2">CTTCCCTGTG</text:span><text:span text:style-name="T1">T</text:span><text:span text:style-name="T2">GGTAT</text:span><text:span text:style-name="T1">A</text:span><text:span text:style-name="T2">A</text:span><text:span text:style-name="T1">CATTGTTGTGAG</text:span><text:span text:style-name="T2">ATCAA</text:span><text:span text:style-name="T1">AC</text:span><text:span text:style-name="T2">T</text:span><text:span text:style-name="T1">G</text:span><text:span text:style-name="T2">T</text:span><text:span text:style-name="T1"> microtus_ochrogaster: <text:s/>JH996499.1:1736717</text:span></text:p>
      <text:p text:style-name="P1"/>
      <text:p text:style-name="Standard"><text:span text:style-name="T1">Mouse <text:s text:c="15"/>mus_musculus: 4:118188395 G‑‑‑C</text:span><text:span text:style-name="T2">ATTCAAGCTATTGCA</text:span><text:span text:style-name="T1">A</text:span><text:span text:style-name="T2">TA</text:span><text:span text:style-name="T1">CA</text:span><text:span text:style-name="T2">GAGGATTTCTAGAGAT</text:span><text:span text:style-name="T1">A</text:span><text:span text:style-name="T2">TG</text:span><text:span text:style-name="T1">T <text:s text:c="8"/>mus_musculus: 4:118188436</text:span></text:p>
      <text:p text:style-name="Standard"><text:span text:style-name="T1">Prairie vole microtus_ochrogaster: <text:s/>JH996499.1:1736718 AGGAT</text:span><text:span text:style-name="T2">ATTCAAGCTATTGCA</text:span><text:span text:style-name="T1">T</text:span><text:span text:style-name="T2">TA</text:span><text:span text:style-name="T1">TT</text:span><text:span text:style-name="T2">GAGGATTTCTAGAGAT</text:span><text:span text:style-name="T1">T</text:span><text:span text:style-name="T2">TG</text:span><text:span text:style-name="T1">‑ microtus_ochrogaster: <text:s/>JH996499.1:1736761</text:span></text:p>
      <text:p text:style-name="P1"/>
      <text:p text:style-name="Standard"><text:span text:style-name="T1">Mouse <text:s text:c="15"/>mus_musculus: 4:118188437 </text:span><text:span text:style-name="T2">G</text:span><text:span text:style-name="T1">G</text:span><text:span text:style-name="T2">AATAGTGAGG</text:span><text:span text:style-name="T1">C</text:span><text:span text:style-name="T2">A</text:span><text:span text:style-name="T1">T</text:span><text:span text:style-name="T2">GTCCCT</text:span><text:span text:style-name="T1">CA</text:span><text:span text:style-name="T2">CCATAAAA</text:span><text:span text:style-name="T1">AAAAAAAAAATC</text:span><text:span text:style-name="T2">CA</text:span><text:span text:style-name="T1"> <text:s text:c="8"/>mus_musculus: 4:118188481</text:span></text:p>
      <text:p text:style-name="Standard"><text:span text:style-name="T1">Prairie vole microtus_ochrogaster: <text:s/>JH996499.1:1736762 </text:span><text:span text:style-name="T2">G</text:span><text:span text:style-name="T1">A</text:span><text:span text:style-name="T2">AATAGTGAGG</text:span><text:span text:style-name="T1">T</text:span><text:span text:style-name="T2">A</text:span><text:span text:style-name="T1">C</text:span><text:span text:style-name="T2">GTCCCT</text:span><text:span text:style-name="T1">TG</text:span><text:span text:style-name="T2">CCATAAAA</text:span><text:span text:style-name="T1">G‑‑‑‑‑‑‑‑‑‑T</text:span><text:span text:style-name="T2">CA</text:span><text:span text:style-name="T1"> microtus_ochrogaster: <text:s/>JH996499.1:1736796</text:span></text:p>
      <text:p text:style-name="P1"/>
      <text:p text:style-name="Standard"><text:span text:style-name="T1">Mouse <text:s text:c="15"/>mus_musculus: 4:118188482 </text:span><text:span text:style-name="T2">C</text:span><text:span text:style-name="T1">A</text:span><text:span text:style-name="T2">GAGTT</text:span><text:span text:style-name="T1">A</text:span><text:span text:style-name="T2">GGGCAAGCC</text:span><text:span text:style-name="T1">A</text:span><text:span text:style-name="T2">G</text:span><text:span text:style-name="T1">T</text:span><text:span text:style-name="T2">TG</text:span><text:span text:style-name="T1">G</text:span><text:span text:style-name="T2">CTCAGCCAG</text:span><text:span text:style-name="T1">C</text:span><text:span text:style-name="T2">GAAGGT</text:span><text:span text:style-name="T1">G</text:span><text:span text:style-name="T2">T</text:span><text:span text:style-name="T1">T</text:span><text:span text:style-name="T2">CTG</text:span><text:span text:style-name="T1"> <text:s text:c="8"/>mus_musculus: 4:118188526</text:span></text:p>
      <text:p text:style-name="Standard"><text:span text:style-name="T1">Prairie vole microtus_ochrogaster: <text:s/>JH996499.1:1736797 </text:span><text:span text:style-name="T2">C</text:span><text:span text:style-name="T1">T</text:span><text:span text:style-name="T2">GAGTT</text:span><text:span text:style-name="T1">G</text:span><text:span text:style-name="T2">GGGCAAGCC</text:span><text:span text:style-name="T1">G</text:span><text:span text:style-name="T2">G</text:span><text:span text:style-name="T1">A</text:span><text:span text:style-name="T2">TG</text:span><text:span text:style-name="T1">A</text:span><text:span text:style-name="T2">CTCAGCCAG</text:span><text:span text:style-name="T1">T</text:span><text:span text:style-name="T2">GAAGGT</text:span><text:span text:style-name="T1">A</text:span><text:span text:style-name="T2">T</text:span><text:span text:style-name="T1">C</text:span><text:span text:style-name="T2">CTG</text:span><text:span text:style-name="T1"> microtus_ochrogaster: <text:s/>JH996499.1:1736841</text:span></text:p>
      <text:p text:style-name="P1"/>
      <text:p text:style-name="Standard"><text:span text:style-name="T1">Mouse <text:s text:c="15"/>mus_musculus: 4:118188527 </text:span><text:span text:style-name="T2">A</text:span><text:span text:style-name="T1">A</text:span><text:span text:style-name="T2">G</text:span><text:span text:style-name="T1">C</text:span><text:span text:style-name="T2">C</text:span><text:span text:style-name="T1">T</text:span><text:span text:style-name="T2">A</text:span><text:span text:style-name="T1">A</text:span><text:span text:style-name="T2">TGA</text:span><text:span text:style-name="T1">TGA</text:span><text:span text:style-name="T2">AAGTTC</text:span><text:span text:style-name="T1">C</text:span><text:span text:style-name="T2">GATGC</text:span><text:span text:style-name="T1">T</text:span><text:span text:style-name="T2">TG</text:span><text:span text:style-name="T1">G</text:span><text:span text:style-name="T2">AACTC</text:span><text:span text:style-name="T1">ATG</text:span><text:span text:style-name="T2">AT</text:span><text:span text:style-name="T1">CG</text:span><text:span text:style-name="T2">AAG</text:span><text:span text:style-name="T1"> <text:s text:c="8"/>mus_musculus: 4:118188571</text:span></text:p>
      <text:p text:style-name="Standard"><text:span text:style-name="T1">Prairie vole microtus_ochrogaster: <text:s/>JH996499.1:1736842 </text:span><text:span text:style-name="T2">A</text:span><text:span text:style-name="T1">C</text:span><text:span text:style-name="T2">G</text:span><text:span text:style-name="T1">T</text:span><text:span text:style-name="T2">C</text:span><text:span text:style-name="T1">C</text:span><text:span text:style-name="T2">A</text:span><text:span text:style-name="T1">T</text:span><text:span text:style-name="T2">TGA</text:span><text:span text:style-name="T1">CCT</text:span><text:span text:style-name="T2">AAGTTC</text:span><text:span text:style-name="T1">A</text:span><text:span text:style-name="T2">GATGC</text:span><text:span text:style-name="T1">C</text:span><text:span text:style-name="T2">TG</text:span><text:span text:style-name="T1">A</text:span><text:span text:style-name="T2">AACTC</text:span><text:span text:style-name="T1">GCA</text:span><text:span text:style-name="T2">AT</text:span><text:span text:style-name="T1">GA</text:span><text:span text:style-name="T2">AAG</text:span><text:span text:style-name="T1"> microtus_ochrogaster: <text:s/>JH996499.1:1736886</text:span></text:p>
      <text:p text:style-name="P1"/>
      <text:p text:style-name="Standard"><text:span text:style-name="T1">Mouse <text:s text:c="15"/>mus_musculus: 4:118188572 C</text:span><text:span text:style-name="T2">A</text:span><text:span text:style-name="T1">C</text:span><text:span text:style-name="T2">TCCTAAAAGCTG</text:span><text:span text:style-name="T1">C‑‑‑‑‑</text:span><text:span text:style-name="T2">TCTCCA</text:span><text:span text:style-name="T1">CA</text:span><text:span text:style-name="T2">TGCAT</text:span><text:span text:style-name="T1">A</text:span><text:span text:style-name="T2">CCA</text:span><text:span text:style-name="T1">TGG</text:span><text:span text:style-name="T2">C</text:span><text:span text:style-name="T1">A</text:span><text:span text:style-name="T2">C</text:span><text:span text:style-name="T1">A <text:s text:c="8"/>mus_musculus: 4:118188611</text:span></text:p>
      <text:p text:style-name="Standard"><text:span text:style-name="T1">Prairie vole microtus_ochrogaster: <text:s/>JH996499.1:1736887 A</text:span><text:span text:style-name="T2">A</text:span><text:span text:style-name="T1">T</text:span><text:span text:style-name="T2">TCCTAAAAGCTG</text:span><text:span text:style-name="T1">TCCTCA</text:span><text:span text:style-name="T2">TCTCCA</text:span><text:span text:style-name="T1">TG</text:span><text:span text:style-name="T2">TGCAT</text:span><text:span text:style-name="T1">G</text:span><text:span text:style-name="T2">CCA</text:span><text:span text:style-name="T1">CA‑</text:span><text:span text:style-name="T2">C</text:span><text:span text:style-name="T1">G</text:span><text:span text:style-name="T2">C</text:span><text:span text:style-name="T1">T microtus_ochrogaster: <text:s/>JH996499.1:1736930</text:span></text:p>
      <text:p text:style-name="P1"/>
      <text:p text:style-name="Standard"><text:soft-page-break/><text:span text:style-name="T1">Mouse <text:s text:c="15"/>mus_musculus: 4:118188612 </text:span><text:span text:style-name="T2">TGCC</text:span><text:span text:style-name="T1">AATTG</text:span><text:span text:style-name="T2">GAA</text:span><text:span text:style-name="T1">‑</text:span><text:span text:style-name="T2">TACAC</text:span><text:span text:style-name="T1">A</text:span><text:span text:style-name="T2">C</text:span><text:span text:style-name="T1">A</text:span><text:span text:style-name="T2">C</text:span><text:span text:style-name="T1">A‑‑‑‑‑‑‑‑‑‑‑‑‑‑‑‑‑‑‑‑‑‑ <text:s text:c="8"/>mus_musculus: 4:118188633</text:span></text:p>
      <text:p text:style-name="Standard"><text:span text:style-name="T1">Prairie vole microtus_ochrogaster: <text:s/>JH996499.1:1736931 </text:span><text:span text:style-name="T2">TGCC</text:span><text:span text:style-name="T1">TGCCA</text:span><text:span text:style-name="T2">GAA</text:span><text:span text:style-name="T1">C</text:span><text:span text:style-name="T2">TACAC</text:span><text:span text:style-name="T1">C</text:span><text:span text:style-name="T2">C</text:span><text:span text:style-name="T1">C</text:span><text:span text:style-name="T2">C</text:span><text:span text:style-name="T1">TTCTCTTTTCTCTCTCTCTCTCT microtus_ochrogaster: <text:s/>JH996499.1:1736975</text:span></text:p>
      <text:p text:style-name="P1"/>
      <text:p text:style-name="Standard"><text:span text:style-name="T1">Mouse <text:s text:c="15"/>mus_musculus: 4:118188634 ‑‑‑‑‑‑‑‑‑‑‑‑‑‑‑‑‑‑‑‑‑‑‑‑</text:span><text:span text:style-name="T2">C</text:span><text:span text:style-name="T1">A</text:span><text:span text:style-name="T2">C</text:span><text:span text:style-name="T1">A</text:span><text:span text:style-name="T2">C</text:span><text:span text:style-name="T1">A</text:span><text:span text:style-name="T2">C</text:span><text:span text:style-name="T1">A</text:span><text:span text:style-name="T2">C</text:span><text:span text:style-name="T1">A</text:span><text:span text:style-name="T2">CACACACACAC</text:span><text:span text:style-name="T1"> <text:s text:c="8"/>mus_musculus: 4:118188654</text:span></text:p>
      <text:p text:style-name="Standard"><text:span text:style-name="T1">Prairie vole microtus_ochrogaster: <text:s/>JH996499.1:1736976 CTCTCTCTCTCTCTCTCTCTCTCT</text:span><text:span text:style-name="T2">C</text:span><text:span text:style-name="T1">T</text:span><text:span text:style-name="T2">C</text:span><text:span text:style-name="T1">T</text:span><text:span text:style-name="T2">C</text:span><text:span text:style-name="T1">T</text:span><text:span text:style-name="T2">C</text:span><text:span text:style-name="T1">T</text:span><text:span text:style-name="T2">C</text:span><text:span text:style-name="T1">T</text:span><text:span text:style-name="T2">CACACACACAC</text:span><text:span text:style-name="T1"> microtus_ochrogaster: <text:s/>JH996499.1:1737020</text:span></text:p>
      <text:p text:style-name="P1"/>
      <text:p text:style-name="Standard"><text:span text:style-name="T1">Mouse <text:s text:c="15"/>mus_musculus: 4:118188655 </text:span><text:span text:style-name="T2">ACACACACACACACACACACAC</text:span><text:span text:style-name="T1">ACTC</text:span><text:span text:style-name="T2">CACAA</text:span><text:span text:style-name="T1">G</text:span><text:span text:style-name="T2">TA</text:span><text:span text:style-name="T1">G</text:span><text:span text:style-name="T2">TAAATAAAA</text:span><text:span text:style-name="T1">‑ <text:s text:c="8"/>mus_musculus: 4:118188698</text:span></text:p>
      <text:p text:style-name="Standard"><text:span text:style-name="T1">Prairie vole microtus_ochrogaster: <text:s/>JH996499.1:1737021 </text:span><text:span text:style-name="T2">ACACACACACACACACACACAC</text:span><text:span text:style-name="T1">TGCA</text:span><text:span text:style-name="T2">CACAA</text:span><text:span text:style-name="T1">A</text:span><text:span text:style-name="T2">TA</text:span><text:span text:style-name="T1">A</text:span><text:span text:style-name="T2">TAAATAAAA</text:span><text:span text:style-name="T1">G microtus_ochrogaster: <text:s/>JH996499.1:1737065</text:span></text:p>
      <text:p text:style-name="P1"/>
      <text:p text:style-name="Standard"><text:span text:style-name="T1">Mouse <text:s text:c="15"/>mus_musculus: 4:118188699 ‑‑‑‑</text:span><text:span text:style-name="T2">TAAAAA</text:span><text:span text:style-name="T1">C</text:span><text:span text:style-name="T2">AAA</text:span><text:span text:style-name="T1">A</text:span><text:span text:style-name="T2">AC</text:span><text:span text:style-name="T1">G</text:span><text:span text:style-name="T2">AAGG</text:span><text:span text:style-name="T1">AA</text:span><text:span text:style-name="T2">C</text:span><text:span text:style-name="T1">T</text:span><text:span text:style-name="T2">CATT</text:span><text:span text:style-name="T1">TAAAA</text:span><text:span text:style-name="T2">GTAG</text:span><text:span text:style-name="T1">C</text:span><text:span text:style-name="T2">TG</text:span><text:span text:style-name="T1">C</text:span><text:span text:style-name="T2">C</text:span><text:span text:style-name="T1">T <text:s text:c="8"/>mus_musculus: 4:118188739</text:span></text:p>
      <text:p text:style-name="Standard"><text:span text:style-name="T1">Prairie vole microtus_ochrogaster: <text:s/>JH996499.1:1737066 AAAA</text:span><text:span text:style-name="T2">TAAAAA</text:span><text:span text:style-name="T1">T</text:span><text:span text:style-name="T2">AAA</text:span><text:span text:style-name="T1">T</text:span><text:span text:style-name="T2">AC</text:span><text:span text:style-name="T1">A</text:span><text:span text:style-name="T2">AAGG</text:span><text:span text:style-name="T1">GG</text:span><text:span text:style-name="T2">C</text:span><text:span text:style-name="T1">C</text:span><text:span text:style-name="T2">CATT</text:span><text:span text:style-name="T1">‑‑‑‑‑</text:span><text:span text:style-name="T2">GTAG</text:span><text:span text:style-name="T1">G</text:span><text:span text:style-name="T2">TG</text:span><text:span text:style-name="T1">T</text:span><text:span text:style-name="T2">C</text:span><text:span text:style-name="T1">A microtus_ochrogaster: <text:s/>JH996499.1:1737105</text:span></text:p>
      <text:p text:style-name="P1"/>
      <text:p text:style-name="Standard"><text:span text:style-name="T1">Mouse <text:s text:c="15"/>mus_musculus: 4:118188740 </text:span><text:span text:style-name="T2">A</text:span><text:span text:style-name="T1">G</text:span><text:span text:style-name="T2">ACCCAGCCTCTCCTTGGC</text:span><text:span text:style-name="T1">T</text:span><text:span text:style-name="T2">A</text:span><text:span text:style-name="T1">CCT</text:span><text:span text:style-name="T2">CTACAGCTCTGTG</text:span><text:span text:style-name="T1">CCGGA</text:span><text:span text:style-name="T2">GA</text:span><text:span text:style-name="T1"> <text:s text:c="8"/>mus_musculus: 4:118188784</text:span></text:p>
      <text:p text:style-name="Standard"><text:span text:style-name="T1">Prairie vole microtus_ochrogaster: <text:s/>JH996499.1:1737106 </text:span><text:span text:style-name="T2">A</text:span><text:span text:style-name="T1">A</text:span><text:span text:style-name="T2">ACCCAGCCTCTCCTTGGC</text:span><text:span text:style-name="T1">C</text:span><text:span text:style-name="T2">A</text:span><text:span text:style-name="T1">TAC</text:span><text:span text:style-name="T2">CTACAGCTCTGTG</text:span><text:span text:style-name="T1">GTCTG</text:span><text:span text:style-name="T2">GA</text:span><text:span text:style-name="T1"> microtus_ochrogaster: <text:s/>JH996499.1:1737150</text:span></text:p>
      <text:p text:style-name="P1"/>
      <text:p text:style-name="Standard"><text:span text:style-name="T1">Mouse <text:s text:c="15"/>mus_musculus: 4:118188785 </text:span><text:span text:style-name="T2">A</text:span><text:span text:style-name="T1">G</text:span><text:span text:style-name="T2">CAG</text:span><text:span text:style-name="T1">CATAAAGGTGGCTCTCTGTGGCTTTCCAC</text:span><text:span text:style-name="T2">GCTTGGG</text:span><text:span text:style-name="T1">CT</text:span><text:span text:style-name="T2">AC</text:span><text:span text:style-name="T1"> <text:s text:c="8"/>mus_musculus: 4:118188829</text:span></text:p>
      <text:p text:style-name="Standard"><text:span text:style-name="T1">Prairie vole microtus_ochrogaster: <text:s/>JH996499.1:1737151 </text:span><text:span text:style-name="T2">A</text:span><text:span text:style-name="T1">A</text:span><text:span text:style-name="T2">CAG</text:span><text:span text:style-name="T1">T‑‑‑‑‑‑‑‑‑‑‑‑‑‑‑‑‑‑‑‑‑‑‑‑‑‑‑‑</text:span><text:span text:style-name="T2">GCTTGGG</text:span><text:span text:style-name="T1">TC</text:span><text:span text:style-name="T2">AC</text:span><text:span text:style-name="T1"> microtus_ochrogaster: <text:s/>JH996499.1:1737167</text:span></text:p>
      <text:p text:style-name="P1"/>
      <text:p text:style-name="Standard"><text:span text:style-name="T1">Mouse <text:s text:c="15"/>mus_musculus: 4:118188830 AC</text:span><text:span text:style-name="T2">TGTT</text:span><text:span text:style-name="T1">T</text:span><text:span text:style-name="T2">C</text:span><text:span text:style-name="T1">T</text:span><text:span text:style-name="T2">ACGA</text:span><text:span text:style-name="T1">C</text:span><text:span text:style-name="T2">TGGACCTGC</text:span><text:span text:style-name="T1">CG</text:span><text:span text:style-name="T2">GA</text:span><text:span text:style-name="T1">G</text:span><text:span text:style-name="T2">GGAAGCTC</text:span><text:span text:style-name="T1">‑</text:span><text:span text:style-name="T2">TTT</text:span><text:span text:style-name="T1">CA</text:span><text:span text:style-name="T2">TGC</text:span><text:span text:style-name="T1"> <text:s text:c="8"/>mus_musculus: 4:118188873</text:span></text:p>
      <text:p text:style-name="Standard"><text:span text:style-name="T1">Prairie vole microtus_ochrogaster: <text:s/>JH996499.1:1737168 CT</text:span><text:span text:style-name="T2">TGTT</text:span><text:span text:style-name="T1">C</text:span><text:span text:style-name="T2">C</text:span><text:span text:style-name="T1">C</text:span><text:span text:style-name="T2">ACGA</text:span><text:span text:style-name="T1">T</text:span><text:span text:style-name="T2">TGGACCTGC</text:span><text:span text:style-name="T1">AA</text:span><text:span text:style-name="T2">GA</text:span><text:span text:style-name="T1">C</text:span><text:span text:style-name="T2">GGAAGCTC</text:span><text:span text:style-name="T1">C</text:span><text:span text:style-name="T2">TTT</text:span><text:span text:style-name="T1">TG</text:span><text:span text:style-name="T2">TGC</text:span><text:span text:style-name="T1"> microtus_ochrogaster: <text:s/>JH996499.1:1737212</text:span></text:p>
      <text:p text:style-name="P1"/>
      <text:p text:style-name="Standard"><text:span text:style-name="T1">Mouse <text:s text:c="15"/>mus_musculus: 4:118188874 </text:span><text:span text:style-name="T2">CA</text:span><text:span text:style-name="T1">C‑‑‑‑‑‑</text:span><text:span text:style-name="T2">AA</text:span><text:span text:style-name="T1">A</text:span><text:span text:style-name="T2">ACAGTTTATC</text:span><text:span text:style-name="T1">G</text:span><text:span text:style-name="T2">TTG</text:span><text:span text:style-name="T1">T</text:span><text:span text:style-name="T2">TCTG</text:span><text:span text:style-name="T1">T</text:span><text:span text:style-name="T2">TTCTTGA</text:span><text:span text:style-name="T1">G</text:span><text:span text:style-name="T2">CAGCT</text:span><text:span text:style-name="T1"> <text:s text:c="8"/>mus_musculus: 4:118188912</text:span></text:p>
      <text:p text:style-name="Standard"><text:span text:style-name="T1">Prairie vole microtus_ochrogaster: <text:s/>JH996499.1:1737213 </text:span><text:span text:style-name="T2">CA</text:span><text:span text:style-name="T1">TCTAGCT</text:span><text:span text:style-name="T2">AA</text:span><text:span text:style-name="T1">T</text:span><text:span text:style-name="T2">ACAGTTTATC</text:span><text:span text:style-name="T1">T</text:span><text:span text:style-name="T2">TTG</text:span><text:span text:style-name="T1">C</text:span><text:span text:style-name="T2">TCTG</text:span><text:span text:style-name="T1">C</text:span><text:span text:style-name="T2">TTCTTGA</text:span><text:span text:style-name="T1">A</text:span><text:span text:style-name="T2">CAGCT</text:span><text:span text:style-name="T1"> microtus_ochrogaster: <text:s/>JH996499.1:1737257</text:span></text:p>
      <text:p text:style-name="P1"/>
      <text:p text:style-name="Standard"><text:span text:style-name="T1">Mouse <text:s text:c="15"/>mus_musculus: 4:118188913 C</text:span><text:span text:style-name="T2">GTC</text:span><text:span text:style-name="T1">T</text:span><text:span text:style-name="T2">G</text:span><text:span text:style-name="T1">A</text:span><text:span text:style-name="T2">CC</text:span><text:span text:style-name="T1">T</text:span><text:span text:style-name="T2">TA</text:span><text:span text:style-name="T1">C</text:span><text:span text:style-name="T2">ACCTTC</text:span><text:span text:style-name="T1">A</text:span><text:span text:style-name="T2">GGGAGAA</text:span><text:span text:style-name="T1">G</text:span><text:span text:style-name="T2">CT</text:span><text:span text:style-name="T1">T</text:span><text:span text:style-name="T2">TCC</text:span><text:span text:style-name="T1">C</text:span><text:span text:style-name="T2">AG</text:span><text:span text:style-name="T1">G</text:span><text:span text:style-name="T2">AT</text:span><text:span text:style-name="T1">C</text:span><text:span text:style-name="T2">CCA</text:span><text:span text:style-name="T1">A <text:s text:c="8"/>mus_musculus: 4:118188957</text:span></text:p>
      <text:p text:style-name="Standard"><text:span text:style-name="T1">Prairie vole microtus_ochrogaster: <text:s/>JH996499.1:1737258 T</text:span><text:span text:style-name="T2">GTC</text:span><text:span text:style-name="T1">A</text:span><text:span text:style-name="T2">G</text:span><text:span text:style-name="T1">T</text:span><text:span text:style-name="T2">CC</text:span><text:span text:style-name="T1">C</text:span><text:span text:style-name="T2">TA</text:span><text:span text:style-name="T1">T</text:span><text:span text:style-name="T2">ACCTTC</text:span><text:span text:style-name="T1">C</text:span><text:span text:style-name="T2">GGGAGAA</text:span><text:span text:style-name="T1">C</text:span><text:span text:style-name="T2">CT</text:span><text:span text:style-name="T1">A</text:span><text:span text:style-name="T2">TCC</text:span><text:span text:style-name="T1">A</text:span><text:span text:style-name="T2">AG</text:span><text:span text:style-name="T1">A</text:span><text:span text:style-name="T2">AT</text:span><text:span text:style-name="T1">T</text:span><text:span text:style-name="T2">CCA</text:span><text:span text:style-name="T1">G microtus_ochrogaster: <text:s/>JH996499.1:1737302</text:span></text:p>
      <text:p text:style-name="P1"/>
      <text:p text:style-name="Standard"><text:span text:style-name="T1">Mouse <text:s text:c="15"/>mus_musculus: 4:118188958 </text:span><text:span text:style-name="T2">TAGCCTTT</text:span><text:span text:style-name="T1">G</text:span><text:span text:style-name="T2">G</text:span><text:span text:style-name="T1">A</text:span><text:span text:style-name="T2">CTA</text:span><text:span text:style-name="T1">G</text:span><text:span text:style-name="T2">G</text:span><text:span text:style-name="T1">‑‑‑‑‑‑‑‑</text:span><text:span text:style-name="T2">GAG</text:span><text:span text:style-name="T1">C</text:span><text:span text:style-name="T2">GATCTTGGGGTAAAA</text:span><text:span text:style-name="T1">AG <text:s text:c="8"/>mus_musculus: 4:118188994</text:span></text:p>
      <text:p text:style-name="Standard"><text:span text:style-name="T1">Prairie vole microtus_ochrogaster: <text:s/>JH996499.1:1737303 </text:span><text:span text:style-name="T2">TAGCCTTT</text:span><text:span text:style-name="T1">A</text:span><text:span text:style-name="T2">G</text:span><text:span text:style-name="T1">G</text:span><text:span text:style-name="T2">CTA</text:span><text:span text:style-name="T1">A</text:span><text:span text:style-name="T2">G</text:span><text:span text:style-name="T1">ATGCAAGT</text:span><text:span text:style-name="T2">GAG</text:span><text:span text:style-name="T1">A</text:span><text:span text:style-name="T2">GATCTTGGGGTAAAA</text:span><text:span text:style-name="T1">C‑ microtus_ochrogaster: <text:s/>JH996499.1:1737346</text:span></text:p>
      <text:p text:style-name="P1"/>
      <text:p text:style-name="Standard"><text:span text:style-name="T1">Mouse <text:s text:c="15"/>mus_musculus: 4:118188995 </text:span><text:span text:style-name="T2">CAAT</text:span><text:span text:style-name="T1">T</text:span><text:span text:style-name="T2">T</text:span><text:span text:style-name="T1">G</text:span><text:span text:style-name="T2">GGG</text:span><text:span text:style-name="T1">TT</text:span><text:span text:style-name="T2">AAG</text:span><text:span text:style-name="T1">G</text:span><text:span text:style-name="T2">AGG</text:span><text:span text:style-name="T1">TA</text:span><text:span text:style-name="T2">TCTTG</text:span><text:span text:style-name="T1">CACTGAGAAGCAACTTTA</text:span><text:span text:style-name="T2">G</text:span><text:span text:style-name="T1"> <text:s text:c="8"/>mus_musculus: 4:118189039</text:span></text:p>
      <text:p text:style-name="Standard"><text:span text:style-name="T1">Prairie vole microtus_ochrogaster: <text:s/>JH996499.1:1737347 </text:span><text:soft-page-break/><text:span text:style-name="T2">CAAT</text:span><text:span text:style-name="T1">C</text:span><text:span text:style-name="T2">T</text:span><text:span text:style-name="T1">T</text:span><text:span text:style-name="T2">GGG</text:span><text:span text:style-name="T1">CC</text:span><text:span text:style-name="T2">AAG</text:span><text:span text:style-name="T1">A</text:span><text:span text:style-name="T2">AGG</text:span><text:span text:style-name="T1">GC</text:span><text:span text:style-name="T2">TCTTG</text:span><text:span text:style-name="T1">‑‑‑‑‑‑‑‑‑‑‑‑‑‑‑‑‑‑</text:span><text:span text:style-name="T2">G</text:span><text:span text:style-name="T1"> microtus_ochrogaster: <text:s/>JH996499.1:1737373</text:span></text:p>
      <text:p text:style-name="P1"/>
      <text:p text:style-name="Standard"><text:span text:style-name="T1">Mouse <text:s text:c="15"/>mus_musculus: 4:118189040 T</text:span><text:span text:style-name="T2">C</text:span><text:span text:style-name="T1">C</text:span><text:span text:style-name="T2">GAGA</text:span><text:span text:style-name="T1">G</text:span><text:span text:style-name="T2">CT</text:span><text:span text:style-name="T1">A</text:span><text:span text:style-name="T2">TTCTACTGGAAATGTTA</text:span><text:span text:style-name="T1">G</text:span><text:span text:style-name="T2">CTCTG</text:span><text:span text:style-name="T1">C</text:span><text:span text:style-name="T2">TC</text:span><text:span text:style-name="T1">T</text:span><text:span text:style-name="T2">GTAAA</text:span><text:span text:style-name="T1">CA <text:s text:c="8"/>mus_musculus: 4:118189084</text:span></text:p>
      <text:p text:style-name="Standard"><text:span text:style-name="T1">Prairie vole microtus_ochrogaster: <text:s/>JH996499.1:1737374 G</text:span><text:span text:style-name="T2">C</text:span><text:span text:style-name="T1">G</text:span><text:span text:style-name="T2">GAGA</text:span><text:span text:style-name="T1">A</text:span><text:span text:style-name="T2">CT</text:span><text:span text:style-name="T1">G</text:span><text:span text:style-name="T2">TTCTACTGGAAATGTTA</text:span><text:span text:style-name="T1">T</text:span><text:span text:style-name="T2">CTCTG</text:span><text:span text:style-name="T1">A</text:span><text:span text:style-name="T2">TC</text:span><text:span text:style-name="T1">C</text:span><text:span text:style-name="T2">GTAAA</text:span><text:span text:style-name="T1">TG microtus_ochrogaster: <text:s/>JH996499.1:1737418</text:span></text:p>
      <text:p text:style-name="P1"/>
      <text:p text:style-name="Standard"><text:span text:style-name="T1">Mouse <text:s text:c="15"/>mus_musculus: 4:118189085 </text:span><text:span text:style-name="T2">TGACAC</text:span><text:span text:style-name="T1">TC</text:span><text:span text:style-name="T2">GAGCATTTCCATGCCCTG</text:span><text:span text:style-name="T1">T</text:span><text:span text:style-name="T2">TTCT</text:span><text:span text:style-name="T1">T</text:span><text:span text:style-name="T2">GGCCCAAGGGTTT</text:span><text:span text:style-name="T1"> <text:s text:c="8"/>mus_musculus: 4:118189129</text:span></text:p>
      <text:p text:style-name="Standard"><text:span text:style-name="T1">Prairie vole microtus_ochrogaster: <text:s/>JH996499.1:1737419 </text:span><text:span text:style-name="T2">TGACAC</text:span><text:span text:style-name="T1">‑‑</text:span><text:span text:style-name="T2">GAGCATTTCCATGCCCTG</text:span><text:span text:style-name="T1">C</text:span><text:span text:style-name="T2">TTCT</text:span><text:span text:style-name="T1">C</text:span><text:span text:style-name="T2">GGCCCAAGGGTTT</text:span><text:span text:style-name="T1"> microtus_ochrogaster: <text:s/>JH996499.1:1737461</text:span></text:p>
      <text:p text:style-name="P1"/>
      <text:p text:style-name="Standard"><text:span text:style-name="T1">Mouse <text:s text:c="15"/>mus_musculus: 4:118189130 </text:span><text:span text:style-name="T2">TGTTGTGGTTAATACTGTGG</text:span><text:span text:style-name="T1">T</text:span><text:span text:style-name="T2">CTGTCTATTTTATGCTTCATCTTC</text:span><text:span text:style-name="T1"> <text:s text:c="8"/>mus_musculus: 4:118189174</text:span></text:p>
      <text:p text:style-name="Standard"><text:span text:style-name="T1">Prairie vole microtus_ochrogaster: <text:s/>JH996499.1:1737462 </text:span><text:span text:style-name="T2">TGTTGTGGTTAATACTGTGG</text:span><text:span text:style-name="T1">C</text:span><text:span text:style-name="T2">CTGTCTATTTTATGCTTCATCTTC</text:span><text:span text:style-name="T1"> microtus_ochrogaster: <text:s/>JH996499.1:1737506</text:span></text:p>
      <text:p text:style-name="P1"/>
      <text:p text:style-name="Standard"><text:span text:style-name="T1">Mouse <text:s text:c="15"/>mus_musculus: 4:118189175 </text:span><text:span text:style-name="T2">CTGGAAACAGT</text:span><text:span text:style-name="T1">A</text:span><text:span text:style-name="T2">AAATGTTTAG</text:span><text:span text:style-name="T1">C</text:span><text:span text:style-name="T2">TGTCACACATTC</text:span><text:span text:style-name="T1">T</text:span><text:span text:style-name="T2">TGGCTCG</text:span><text:span text:style-name="T1">T</text:span><text:span text:style-name="T2">G</text:span><text:span text:style-name="T1"> <text:s text:c="8"/>mus_musculus: 4:118189219</text:span></text:p>
      <text:p text:style-name="Standard"><text:span text:style-name="T1">Prairie vole microtus_ochrogaster: <text:s/>JH996499.1:1737507 </text:span><text:span text:style-name="T2">CTGGAAACAGT</text:span><text:span text:style-name="T1">G</text:span><text:span text:style-name="T2">AAATGTTTAG</text:span><text:span text:style-name="T1">T</text:span><text:span text:style-name="T2">TGTCACACATTC</text:span><text:span text:style-name="T1">C</text:span><text:span text:style-name="T2">TGGCTCG</text:span><text:span text:style-name="T1">C</text:span><text:span text:style-name="T2">G</text:span><text:span text:style-name="T1"> microtus_ochrogaster: <text:s/>JH996499.1:1737551</text:span></text:p>
      <text:p text:style-name="P1"/>
      <text:p text:style-name="Standard"><text:span text:style-name="T1">Mouse <text:s text:c="15"/>mus_musculus: 4:118189220 </text:span><text:span text:style-name="T2">CTTTGCCTTGGGCCAGCTGTGTCACT</text:span><text:span text:style-name="T1">G</text:span><text:span text:style-name="T2">TGAGCAACACAATGGAA</text:span><text:span text:style-name="T1">T <text:s text:c="8"/>mus_musculus: 4:118189264</text:span></text:p>
      <text:p text:style-name="Standard"><text:span text:style-name="T1">Prairie vole microtus_ochrogaster: <text:s/>JH996499.1:1737552 </text:span><text:span text:style-name="T2">CTTTGCCTTGGGCCAGCTGTGTCACT</text:span><text:span text:style-name="T1">T</text:span><text:span text:style-name="T2">TGAGCAACACAATGGAA</text:span><text:span text:style-name="T1">C microtus_ochrogaster: <text:s/>JH996499.1:1737596</text:span></text:p>
      <text:p text:style-name="P1"/>
      <text:p text:style-name="Standard"><text:span text:style-name="T1">Mouse <text:s text:c="15"/>mus_musculus: 4:118189265 </text:span><text:span text:style-name="T2">C</text:span><text:span text:style-name="T1">TCA</text:span><text:span text:style-name="T2">GGACTTTAG</text:span><text:span text:style-name="T1">AC</text:span><text:span text:style-name="T2">CAGAGAGA</text:span><text:span text:style-name="T1">A</text:span><text:span text:style-name="T2">C</text:span><text:span text:style-name="T1">CA</text:span><text:span text:style-name="T2">AT</text:span><text:span text:style-name="T1">ACAATCCCTTCACTGA <text:s text:c="8"/>mus_musculus: 4:118189309</text:span></text:p>
      <text:p text:style-name="Standard"><text:span text:style-name="T1">Prairie vole microtus_ochrogaster: <text:s/>JH996499.1:1737597 </text:span><text:span text:style-name="T2">C</text:span><text:span text:style-name="T1">GTG</text:span><text:span text:style-name="T2">GGACTTTAG</text:span><text:span text:style-name="T1">GT</text:span><text:span text:style-name="T2">CAGAGAGA</text:span><text:span text:style-name="T1">G</text:span><text:span text:style-name="T2">C</text:span><text:span text:style-name="T1">TG</text:span><text:span text:style-name="T2">AT</text:span><text:span text:style-name="T1">TT‑‑‑‑‑‑‑‑‑‑‑‑‑‑ microtus_ochrogaster: <text:s/>JH996499.1:1737627</text:span></text:p>
      <text:p text:style-name="P1"/>
      <text:p text:style-name="Standard"><text:span text:style-name="T1">Mouse <text:s text:c="15"/>mus_musculus: 4:118189310 AGGGAAATGAGGCATTGAATGA</text:span><text:span text:style-name="T2">GGTGAGG</text:span><text:span text:style-name="T1">‑‑</text:span><text:span text:style-name="T2">AAGAGAG</text:span><text:span text:style-name="T1">A</text:span><text:span text:style-name="T2">TTG</text:span><text:span text:style-name="T1">G</text:span><text:span text:style-name="T2">AC</text:span><text:span text:style-name="T1"> <text:s text:c="8"/>mus_musculus: 4:118189352</text:span></text:p>
      <text:p text:style-name="Standard"><text:span text:style-name="T1">Prairie vole microtus_ochrogaster: <text:s/>JH996499.1:1737628 ‑‑‑‑‑‑‑‑‑‑‑‑‑‑‑‑‑‑‑‑‑‑</text:span><text:span text:style-name="T2">GGTGAGG</text:span><text:span text:style-name="T1">AA</text:span><text:span text:style-name="T2">AAGAGAG</text:span><text:span text:style-name="T1">G</text:span><text:span text:style-name="T2">TTG</text:span><text:span text:style-name="T1">A</text:span><text:span text:style-name="T2">AC</text:span><text:span text:style-name="T1"> microtus_ochrogaster: <text:s/>JH996499.1:1737650</text:span></text:p>
      <text:p text:style-name="P1"/>
      <text:p text:style-name="Standard"><text:span text:style-name="T1">Mouse <text:s text:c="15"/>mus_musculus: 4:118189353 CA</text:span><text:span text:style-name="T2">CAGAA</text:span><text:span text:style-name="T1">AT</text:span><text:span text:style-name="T2">G</text:span><text:span text:style-name="T1">T</text:span><text:span text:style-name="T2">CA</text:span><text:span text:style-name="T1">AAGT</text:span><text:span text:style-name="T2">GGCCCTTTTCAAGGTC</text:span><text:span text:style-name="T1">A</text:span><text:span text:style-name="T2">TCT</text:span><text:span text:style-name="T1">C</text:span><text:span text:style-name="T2">TGTT</text:span><text:span text:style-name="T1">CGC <text:s text:c="8"/>mus_musculus: 4:118189397</text:span></text:p>
      <text:p text:style-name="Standard"><text:span text:style-name="T1">Prairie vole microtus_ochrogaster: <text:s/>JH996499.1:1737651 AC</text:span><text:span text:style-name="T2">CAGAA</text:span><text:span text:style-name="T1">GA</text:span><text:span text:style-name="T2">G</text:span><text:span text:style-name="T1">C</text:span><text:span text:style-name="T2">CA</text:span><text:span text:style-name="T1">GGAC</text:span><text:span text:style-name="T2">GGCCCTTTTCAAGGTC</text:span><text:span text:style-name="T1">G</text:span><text:span text:style-name="T2">TCT</text:span><text:span text:style-name="T1">G</text:span><text:span text:style-name="T2">TGTT</text:span><text:span text:style-name="T1">‑‑‑ microtus_ochrogaster: <text:s/>JH996499.1:1737692</text:span></text:p>
      <text:p text:style-name="P1"/>
      <text:p text:style-name="Standard"><text:span text:style-name="T1">Mouse <text:s text:c="15"/>mus_musculus: 4:118189398 CTGTCTCTATAGAATCTG</text:span><text:span text:style-name="T2">CCTCTC</text:span><text:span text:style-name="T1">CAGT</text:span><text:span text:style-name="T2">GTGTA</text:span><text:span text:style-name="T1">A</text:span><text:span text:style-name="T2">A</text:span><text:span text:style-name="T1">ACAAACCTTG <text:s text:c="8"/>mus_musculus: 4:118189442</text:span></text:p>
      <text:p text:style-name="Standard"><text:span text:style-name="T1">Prairie vole microtus_ochrogaster: <text:s/>JH996499.1:1737693 ‑‑‑‑‑‑‑‑‑‑‑‑‑‑‑‑‑‑</text:span><text:span text:style-name="T2">CCTCTC</text:span><text:span text:style-name="T1">TGCG</text:span><text:span text:style-name="T2">GTGTA</text:span><text:span text:style-name="T1">G</text:span><text:span text:style-name="T2">A</text:span><text:span text:style-name="T1">‑‑‑‑‑‑‑‑‑‑ microtus_ochrogaster: <text:s/>JH996499.1:1737709</text:span></text:p>
      <text:p text:style-name="P1"/>
      <text:p text:style-name="Standard"><text:span text:style-name="T1">Mouse <text:s text:c="15"/>mus_musculus: 4:118189443 GAGTAGGTAGCCACTGGATA</text:span><text:span text:style-name="T2">TCCTTC</text:span><text:span text:style-name="T1">C</text:span><text:span text:style-name="T2">ATG</text:span><text:span text:style-name="T1">CACAAGTTTCACAGC <text:s text:c="8"/>mus_musculus: 4:118189487</text:span></text:p>
      <text:p text:style-name="Standard"><text:span text:style-name="T1">Prairie vole microtus_ochrogaster: <text:s/>JH996499.1:1737710 ‑‑‑‑‑‑‑‑‑‑‑‑‑‑‑‑‑‑‑T</text:span><text:span text:style-name="T2">TCCTTC</text:span><text:span text:style-name="T1">T</text:span><text:span text:style-name="T2">ATG</text:span><text:span text:style-name="T1">............... microtus_ochrogaster: <text:s/>JH996499.1:1737720</text:span></text:p>
      <text:p text:style-name="P1"/>
      <text:p text:style-name="Standard"><text:soft-page-break/><text:span text:style-name="T1">Mouse <text:s text:c="15"/>mus_musculus: 4:118189488 TATTTCTCTGTGTGTAAATCAGCTGTGTCATTAAATTCTTTATAG <text:s text:c="8"/>mus_musculus: 4:118189532</text:span></text:p>
      <text:p text:style-name="Standard"><text:span text:style-name="T1">Prairie vole <text:s text:c="31"/>............................................. <text:s text:c="30"/></text:span></text:p>
      <text:p text:style-name="P1"/>
      <text:p text:style-name="Standard"><text:span text:style-name="T1">Mouse <text:s text:c="15"/>mus_musculus: 4:118189533 AGAGTCCCCCGGTCAAGT <text:s text:c="35"/>mus_musculus: 4:118189550</text:span></text:p>
      <text:p text:style-name="Standard"><text:span text:style-name="T1">Prairie vole <text:s text:c="31"/>.................. <text:s text:c="57"/>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1:04:00</meta:creation-date>
    <dc:date>2021-04-14T16:36:39.309322389</dc:date>
    <dc:description>written by /net/isilonP/public/ro/ensweb-software/sharedsw/best/paths/apache/httpd [Perl RTF::Writer v1.11]</dc:description>
    <meta:editing-duration>PT2M17S</meta:editing-duration>
    <meta:editing-cycles>1</meta:editing-cycles>
    <meta:document-statistic meta:table-count="0" meta:image-count="0" meta:object-count="0" meta:page-count="5" meta:paragraph-count="88" meta:word-count="564" meta:character-count="11748" meta:non-whitespace-character-count="9998"/>
    <meta:generator>LibreOffice/5.1.6.2$Linux_X86_64 LibreOffice_project/10m0$Build-2</meta:generator>
  </office:meta>
</office:document-meta>
</file>